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jettyStartWar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77cm" svg:y2="6.637cm" draw:start-shape="id2" draw:start-glue-point="6" draw:end-shape="id4" draw:end-glue-point="4" svg:d="m6399 4174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77cm" svg:y2="6.637cm" draw:start-shape="id3" draw:start-glue-point="6" draw:end-shape="id4" svg:d="m10165 5064v787h-3788v786" svg:viewBox="0 0 3789 1574">
          <text:p/>
        </draw:connector>
        <draw:custom-shape draw:style-name="gr1" draw:text-style-name="P3" xml:id="id5" draw:id="id5" draw:layer="layout" svg:width="4.773cm" svg:height="1.054cm" svg:x="3.974cm" svg:y="8.709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9.763cm" svg:x2="13.573cm" svg:y2="10.398cm" draw:start-shape="id5" draw:start-glue-point="6" draw:end-shape="id6" draw:end-glue-point="3" svg:d="m6361 9763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3.573cm" svg:y="14.18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9.763cm" svg:x2="6.398cm" svg:y2="11.372cm" draw:start-shape="id5" draw:start-glue-point="6" draw:end-shape="id7" draw:end-glue-point="4" svg:d="m6361 9763 37 1609" svg:viewBox="0 0 38 1610">
          <text:p/>
        </draw:connector>
        <draw:custom-shape draw:style-name="gr1" draw:text-style-name="P3" xml:id="id7" draw:id="id7" draw:layer="layout" svg:width="3.937cm" svg:height="1.171cm" svg:x="4.429cm" svg:y="11.372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6" draw:id="id6" draw:layer="layout" svg:width="4.064cm" svg:height="0.762cm" svg:x="13.573cm" svg:y="10.017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0.779cm" svg:x2="15.609cm" svg:y2="12.049cm" draw:start-shape="id6" draw:start-glue-point="6" draw:end-shape="id8" draw:end-glue-point="4" svg:d="m15605 10779 4 1270" svg:viewBox="0 0 5 1271">
          <text:p/>
        </draw:connector>
        <draw:custom-shape draw:style-name="gr5" draw:text-style-name="P3" xml:id="id10" draw:id="id10" draw:layer="layout" svg:width="4.826cm" svg:height="1.397cm" svg:x="13.192cm" svg:y="16.621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5cm" svg:y1="15.351cm" svg:x2="15.605cm" svg:y2="16.621cm" draw:start-shape="id9" draw:end-shape="id10" draw:end-glue-point="4" svg:d="m15605 15351v1270" svg:viewBox="0 0 1 1271">
          <text:p/>
        </draw:connector>
        <draw:custom-shape draw:style-name="gr1" draw:text-style-name="P2" xml:id="id13" draw:id="id13" draw:layer="layout" svg:width="5.207cm" svg:height="1.284cm" svg:x="3.921cm" svg:y="22.957cm">
          <text:p text:style-name="P1"><text:span text:style-name="T1">jettyStartWar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573cm" svg:y1="14.765cm" svg:x2="8.366cm" svg:y2="11.958cm" draw:start-shape="id9" draw:end-shape="id7" draw:end-glue-point="7" svg:d="m13573 14765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3.7cm" svg:y="19.415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8.018cm" svg:x2="15.605cm" svg:y2="19.415cm" draw:start-shape="id10" draw:end-shape="id11" draw:end-glue-point="0" svg:d="m15605 18018v1397" svg:viewBox="0 0 1 1398">
          <text:p/>
        </draw:connector>
        <draw:custom-shape draw:style-name="gr1" draw:text-style-name="P3" xml:id="id12" draw:id="id12" draw:layer="layout" svg:width="3.81cm" svg:height="1.171cm" svg:x="4.556cm" svg:y="19.782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98cm" svg:y1="12.543cm" svg:x2="6.461cm" svg:y2="19.782cm" draw:start-shape="id7" draw:start-glue-point="6" draw:end-shape="id12" draw:end-glue-point="4" svg:d="m6398 12543 63 7239" svg:viewBox="0 0 64 7240">
          <text:p/>
        </draw:connector>
        <draw:connector draw:style-name="gr4" draw:text-style-name="P3" draw:layer="layout" draw:type="line" svg:x1="13.7cm" svg:y1="19.796cm" svg:x2="8.366cm" svg:y2="20.367cm" draw:start-shape="id11" draw:start-glue-point="5" draw:end-shape="id12" svg:d="m13700 19796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20.953cm" svg:x2="6.525cm" svg:y2="22.957cm" draw:start-shape="id12" draw:start-glue-point="6" draw:end-shape="id13" draw:end-glue-point="4" svg:d="m6461 20953 64 2004" svg:viewBox="0 0 65 2005">
          <text:p/>
        </draw:connector>
        <draw:custom-shape draw:style-name="gr5" draw:text-style-name="P3" xml:id="id8" draw:id="id8" draw:layer="layout" svg:width="4.326cm" svg:height="0.889cm" svg:x="13.446cm" svg:y="12.049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9cm" svg:y1="12.938cm" svg:x2="15.605cm" svg:y2="14.18cm" draw:start-shape="id8" draw:end-shape="id9" svg:d="m15609 12938-4 1242" svg:viewBox="0 0 5 1243">
          <text:p/>
        </draw:connector>
        <draw:custom-shape draw:style-name="gr1" draw:text-style-name="P3" xml:id="id4" draw:id="id4" draw:layer="layout" svg:width="4.074cm" svg:height="0.82cm" svg:x="4.34cm" svg:y="6.637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6.377cm" svg:y1="7.457cm" svg:x2="6.361cm" svg:y2="8.709cm" draw:start-shape="id4" draw:end-shape="id5" draw:end-glue-point="4" svg:d="m6377 7457-16 1252" svg:viewBox="0 0 17 1253">
          <text:p/>
        </draw:connector>
        <draw:custom-shape draw:style-name="gr6" draw:text-style-name="P8" xml:id="id14" draw:id="id14" draw:layer="layout" svg:width="3.81cm" svg:height="1.524cm" svg:x="14.716cm" svg:y="21.574cm">
          <text:p text:style-name="P1"><text:span text:style-name="T4">gradle jettyStop,</text:span></text:p>
          <text:p text:style-name="P1"><text:span text:style-name="T4">sends “stop” signal</text:span></text:p>
          <text:p text:style-name="P1"><text:span text:style-name="T4">to </text:span><text:span text:style-name="T5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8" draw:layer="layout" draw:type="curve" svg:x1="18.526cm" svg:y1="22.336cm" svg:x2="18.018cm" svg:y2="17.32cm" draw:start-shape="id14" draw:start-glue-point="7" draw:end-shape="id10" draw:end-glue-point="7" svg:d="m18526 22336c753 0 1007-5016-508-5016" svg:viewBox="0 0 1108 5017">
          <text:p text:style-name="P1"><text:span text:style-name="T4">tc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3:06:11.125320097</dc:date>
    <dc:creator>Andrey Hihlovskiy</dc:creator>
    <meta:editing-duration>PT3H8M47S</meta:editing-duration>
    <meta:editing-cycles>59</meta:editing-cycles>
    <meta:generator>LibreOffice/4.1.3.2$Linux_X86_64 LibreOffice_project/410m0$Build-2</meta:generator>
    <meta:document-statistic meta:object-count="30"/>
  </office:meta>
</office:document-meta>
</file>